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d</text:p>
          </table:table-cell>
          <table:table-cell office:value-type="string">
            <text:p>Texto</text:p>
          </table:table-cell>
        </table:table-row>
        <table:table-row table:style-name="ro1">
          <table:table-cell office:value-type="string">
            <text:p>139547A</text:p>
          </table:table-cell>
          <table:table-cell table:formula="of:=LEFT([.A2];7)" office:value-type="string" office:string-value="139547A">
            <text:p>139547A</text:p>
          </table:table-cell>
        </table:table-row>
        <table:table-row table:style-name="ro1">
          <table:table-cell office:value-type="string">
            <text:p>139549A</text:p>
          </table:table-cell>
          <table:table-cell table:formula="of:=LEFT([.A3];7)" office:value-type="string" office:string-value="139549A">
            <text:p>139549A</text:p>
          </table:table-cell>
        </table:table-row>
        <table:table-row table:style-name="ro1">
          <table:table-cell office:value-type="float" office:value="140396">
            <text:p>140396</text:p>
          </table:table-cell>
          <table:table-cell table:formula="of:=LEFT([.A4];7)" office:value-type="string" office:string-value="140396">
            <text:p>140396</text:p>
          </table:table-cell>
        </table:table-row>
        <table:table-row table:style-name="ro1">
          <table:table-cell office:value-type="float" office:value="140396">
            <text:p>140396</text:p>
          </table:table-cell>
          <table:table-cell table:formula="of:=LEFT([.A5];7)" office:value-type="string" office:string-value="140396">
            <text:p>140396</text:p>
          </table:table-cell>
        </table:table-row>
        <table:table-row table:style-name="ro1">
          <table:table-cell office:value-type="float" office:value="141025">
            <text:p>141025</text:p>
          </table:table-cell>
          <table:table-cell table:formula="of:=LEFT([.A6];7)" office:value-type="string" office:string-value="141025">
            <text:p>141025</text:p>
          </table:table-cell>
        </table:table-row>
        <table:table-row table:style-name="ro1">
          <table:table-cell office:value-type="float" office:value="141713">
            <text:p>141713</text:p>
          </table:table-cell>
          <table:table-cell table:formula="of:=LEFT([.A7];7)" office:value-type="string" office:string-value="141713">
            <text:p>141713</text:p>
          </table:table-cell>
        </table:table-row>
        <table:table-row table:style-name="ro1">
          <table:table-cell office:value-type="float" office:value="141780">
            <text:p>141780</text:p>
          </table:table-cell>
          <table:table-cell table:formula="of:=LEFT([.A8];7)" office:value-type="string" office:string-value="141780">
            <text:p>141780</text:p>
          </table:table-cell>
        </table:table-row>
        <table:table-row table:style-name="ro1">
          <table:table-cell office:value-type="float" office:value="141780">
            <text:p>141780</text:p>
          </table:table-cell>
          <table:table-cell table:formula="of:=LEFT([.A9];7)" office:value-type="string" office:string-value="141780">
            <text:p>141780</text:p>
          </table:table-cell>
        </table:table-row>
        <table:table-row table:style-name="ro1">
          <table:table-cell office:value-type="float" office:value="141797">
            <text:p>141797</text:p>
          </table:table-cell>
          <table:table-cell table:formula="of:=LEFT([.A10];7)" office:value-type="string" office:string-value="141797">
            <text:p>141797</text:p>
          </table:table-cell>
        </table:table-row>
        <table:table-row table:style-name="ro1">
          <table:table-cell office:value-type="float" office:value="141832">
            <text:p>141832</text:p>
          </table:table-cell>
          <table:table-cell table:formula="of:=LEFT([.A11];7)" office:value-type="string" office:string-value="141832">
            <text:p>141832</text:p>
          </table:table-cell>
        </table:table-row>
        <table:table-row table:style-name="ro1">
          <table:table-cell office:value-type="float" office:value="141832">
            <text:p>141832</text:p>
          </table:table-cell>
          <table:table-cell table:formula="of:=LEFT([.A12];7)" office:value-type="string" office:string-value="141832">
            <text:p>141832</text:p>
          </table:table-cell>
        </table:table-row>
        <table:table-row table:style-name="ro1">
          <table:table-cell office:value-type="float" office:value="143019">
            <text:p>143019</text:p>
          </table:table-cell>
          <table:table-cell table:formula="of:=LEFT([.A13];7)" office:value-type="string" office:string-value="143019">
            <text:p>143019</text:p>
          </table:table-cell>
        </table:table-row>
        <table:table-row table:style-name="ro1">
          <table:table-cell office:value-type="string">
            <text:p>143165A</text:p>
          </table:table-cell>
          <table:table-cell table:formula="of:=LEFT([.A14];7)" office:value-type="string" office:string-value="143165A">
            <text:p>143165A</text:p>
          </table:table-cell>
        </table:table-row>
        <table:table-row table:style-name="ro1">
          <table:table-cell office:value-type="string">
            <text:p>143165A</text:p>
          </table:table-cell>
          <table:table-cell table:formula="of:=LEFT([.A15];7)" office:value-type="string" office:string-value="143165A">
            <text:p>143165A</text:p>
          </table:table-cell>
        </table:table-row>
        <table:table-row table:style-name="ro1">
          <table:table-cell office:value-type="string">
            <text:p>143165I</text:p>
          </table:table-cell>
          <table:table-cell table:formula="of:=LEFT([.A16];7)" office:value-type="string" office:string-value="143165I">
            <text:p>143165I</text:p>
          </table:table-cell>
        </table:table-row>
        <table:table-row table:style-name="ro1">
          <table:table-cell office:value-type="float" office:value="143179">
            <text:p>143179</text:p>
          </table:table-cell>
          <table:table-cell table:formula="of:=LEFT([.A17];7)" office:value-type="string" office:string-value="143179">
            <text:p>143179</text:p>
          </table:table-cell>
        </table:table-row>
        <table:table-row table:style-name="ro1">
          <table:table-cell office:value-type="float" office:value="143181">
            <text:p>143181</text:p>
          </table:table-cell>
          <table:table-cell table:formula="of:=LEFT([.A18];7)" office:value-type="string" office:string-value="143181">
            <text:p>143181</text:p>
          </table:table-cell>
        </table:table-row>
        <table:table-row table:style-name="ro1">
          <table:table-cell office:value-type="string">
            <text:p>143200A</text:p>
          </table:table-cell>
          <table:table-cell table:formula="of:=LEFT([.A19];7)" office:value-type="string" office:string-value="143200A">
            <text:p>143200A</text:p>
          </table:table-cell>
        </table:table-row>
        <table:table-row table:style-name="ro1">
          <table:table-cell office:value-type="string">
            <text:p>143201A</text:p>
          </table:table-cell>
          <table:table-cell table:formula="of:=LEFT([.A20];7)" office:value-type="string" office:string-value="143201A">
            <text:p>143201A</text:p>
          </table:table-cell>
        </table:table-row>
        <table:table-row table:style-name="ro1">
          <table:table-cell office:value-type="string">
            <text:p>143208A</text:p>
          </table:table-cell>
          <table:table-cell table:formula="of:=LEFT([.A21];7)" office:value-type="string" office:string-value="143208A">
            <text:p>143208A</text:p>
          </table:table-cell>
        </table:table-row>
        <table:table-row table:style-name="ro1">
          <table:table-cell office:value-type="string">
            <text:p>143209A</text:p>
          </table:table-cell>
          <table:table-cell table:formula="of:=LEFT([.A22];7)" office:value-type="string" office:string-value="143209A">
            <text:p>143209A</text:p>
          </table:table-cell>
        </table:table-row>
        <table:table-row table:style-name="ro1">
          <table:table-cell office:value-type="string">
            <text:p>143213A</text:p>
          </table:table-cell>
          <table:table-cell table:formula="of:=LEFT([.A23];7)" office:value-type="string" office:string-value="143213A">
            <text:p>143213A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Planilha1.A2:Planilha1.B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24/06/2014</text:date>, <text:time>12:1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24T12:16:42.29</meta:creation-date>
    <dc:date>2014-06-24T12:19:37.19</dc:date>
    <meta:editing-duration>PT2M54S</meta:editing-duration>
    <meta:editing-cycles>1</meta:editing-cycles>
    <meta:document-statistic meta:table-count="3" meta:cell-count="46" meta:object-count="0"/>
    <meta:generator>BrOffice/3.3$Win32 LibreOffice_project/330m19$Build-301</meta:generator>
  </office:meta>
</office:document-meta>
</file>